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1">Act 5 Act 2</text:p>
      <text:p text:style-name="P2">_</text:p>
      <text:p text:style-name="P1">Act 6</text:p>
      <text:p text:style-name="P2">_</text:p>
      <text:p text:style-name="P1">Act 6 Intermission 1</text:p>
      <text:p text:style-name="P2">_</text:p>
      <text:p text:style-name="P1">Act 6 Act 2</text:p>
      <text:p text:style-name="P2">_</text:p>
      <text:p text:style-name="P1">Act 6 Intermission 2</text:p>
      <text:p text:style-name="P2">_</text:p>
      <text:p text:style-name="P1">Act 6 Act 3</text:p>
      <text:p text:style-name="P2"><text:soft-page-break/>_</text:p>
      <text:p text:style-name="P1">Act 6 Intermission 3</text:p>
      <text:p text:style-name="P2">_</text:p>
      <text:p text:style-name="P1">Act 6 Act 4</text:p>
      <text:p text:style-name="P2">_</text:p>
      <text:p text:style-name="P1">Act 6 Intermission 4</text:p>
      <text:p text:style-name="P2">_</text:p>
      <text:p text:style-name="P1">Act 6 Act 5</text:p>
      <text:p text:style-name="P2">_</text:p>
      <text:p text:style-name="P2">1. =007469</text:p>
      <text:p text:style-name="P2">HATLIKER: @ALL: HELP! NEED HELP.</text:p>
      <text:p text:style-name="P2">1dapperblackshell: @HATLIKER, state business</text:p>
      <text:p text:style-name="P2">FineryFiend: @HATLIKER: ???</text:p>
      <text:p text:style-name="P2">NoNeed4PantsThx: @HATLIKER i'm very concerned. tell me what is wrong.</text:p>
      <text:p text:style-name="P2">HATLIKER: I SAT ON MY FAVORITE HAT!</text:p>
      <text:p text:style-name="P2">NoNeed4PantsThx: @HATLIKER gasp</text:p>
      <text:p text:style-name="P2">FineryFiend: @HATLIKER !</text:p>
      <text:p text:style-name="P2">ChuffedAboutDuds: @HATLIKER this is not a black day for you. my condolences.</text:p>
      <text:p text:style-name="P2">HATLIKER: IT WAS AN ACCIDENT. AFRAID HAT IS RUINED.</text:p>
      <text:p text:style-name="P2">HATLIKER: PLEASE ADVISE.</text:p>
      <text:p text:style-name="P2">WANT_MORE_SOCKS: @HATLIKER are at least socks ok</text:p>
      <text:p text:style-name="P2">HATLIKER: @WANT_MORE_SOCKS YES, SOCKS ARE OK.</text:p>
      <text:p text:style-name="P2">WANT_MORE_SOCKS: @HATLIKER did you sit on socks too</text:p>
      <text:p text:style-name="P2">HATLIKER: @WANT_MORE_SOCKS NO. DID NOT SIT ON SOCKS. I DO NOT THINK SITTING ON SOCKS WOULD BE PROBLEM THOUGH?</text:p>
      <text:p text:style-name="P2"><text:soft-page-break/>WANT_MORE_SOCKS: @HATLIKER no it is doubtful. fair enough.</text:p>
      <text:p text:style-name="P2">1dapperblackshell: @HATLIKER, need more information before can advise. please state your weight.</text:p>
      <text:p text:style-name="P2">NoNeed4PantsThx: @HATLIKER agreed. exactly how much vertical pressure was applied to top of the hat?</text:p>
      <text:p text:style-name="P2">FineryFiend: @HATLIKER: report extent of damage to hat.</text:p>
      <text:p text:style-name="P2">HATLIKER: NOT SURE. HAT IN BAD SHAPE. DOES NOT RESEMBLE HAT MUCH ANYMORE. CONSIDERABLY LESS HANDSOME.</text:p>
      <text:p text:style-name="P2">HATLIKER: MORE LIKE RUMPLED HEAD OBJECT NOW.</text:p>
      <text:p text:style-name="P2">1dapperblackshell: @HATLIKER, attempt to rectify hat integrity</text:p>
      <text:p text:style-name="P2">1dapperblackshell: @HATLIKER, use same blunt instrument which got you into mess in first place</text:p>
      <text:p text:style-name="P2">HATLIKER: @1dapperblackshell THANK YOU FOR ADVICE. DO YOU MEAN MY BOTTOM.</text:p>
      <text:p text:style-name="P2">1dapperblackshell: @HATLIKER, y</text:p>
      <text:p text:style-name="P2">WANT_MORE_SOCKS: @HATLIKER yes agree w @1dapperblackshell</text:p>
      <text:p text:style-name="P2">WANT_MORE_SOCKS: @HATLIKER unsit on hat</text:p>
      <text:p text:style-name="P2">FineryFiend: @WANT_MORE_SOCKS can one unsit on a hat???</text:p>
      <text:p text:style-name="P2">WANT_MORE_SOCKS: @FineryFiend maybe, idk.</text:p>
      <text:p text:style-name="P2">ChuffedAboutDuds: @HATLIKER turn hat upside down, then sit on hat?</text:p>
      <text:p text:style-name="P2">1dapperblackshell: @HATLIKER, y, agree w @ChuffedAboutDuds, sit on upside down hat to unrumple</text:p>
      <text:p text:style-name="P2">NoNeed4PantsThx: @pipefan413, this will be the case even if the rumpled hat is inverted?</text:p>
      <text:p text:style-name="P2">FineryFiend: greatly respect @pipefan413's knowledge of finery. i endorse his warning.</text:p>
      <text:p text:style-name="P2">ChuffedAboutDuds: @FineryFiend me too.</text:p>
      <text:p text:style-name="P2">1dapperblackshell: @FineryFiend so do i</text:p>
      <text:p text:style-name="P2">WANT_MORE_SOCKS: on @pipefan413's recommendation i withdraw my motion to unsit on the hat</text:p>
      <text:p text:style-name="P2"><text:soft-page-break/>_</text:p>
      <text:p text:style-name="P2">2. =007470</text:p>
      <text:p text:style-name="P2">HATLIKER: @WANT_MORE_SOCKS: OK I AM NOW REFRAINING FROM UNSITTING ON HAT.</text:p>
      <text:p text:style-name="P2">HATLIKER: @ALL: OTHER IDEAS?</text:p>
      <text:p text:style-name="P2">ChuffedAboutDuds: @HATLIKER yes.</text:p>
      <text:p text:style-name="P2">HATLIKER: @ChuffedAboutDuds: GO ON, @ChuffedAboutDuds.</text:p>
      <text:p text:style-name="P2">ChuffedAboutDuds: @HATLIKER do you suppose it is possible that rumpled head object may have intrinsic value?</text:p>
      <text:p text:style-name="P2">FineryFiend: @ChuffedAboutDuds i do not understand.</text:p>
      <text:p text:style-name="P2">ChuffedAboutDuds: @FineryFiend thinking outside the shell here.</text:p>
      <text:p text:style-name="P2">ChuffedAboutDuds: @HATLIKER perhaps bring rumpled object to haberdasher for appraisal?</text:p>
      <text:p text:style-name="P2">1dapperblackshell: @ChuffedAboutDuds, u suspect damage from bottom has caused hat to appreciate?</text:p>
      <text:p text:style-name="P2">FineryFiend: @ChuffedAboutDuds fascinating point of speculation; i wonder.</text:p>
      <text:p text:style-name="P2">NoNeed4PantsThx: @ChuffedAboutDuds, if that is case, perhaps sitting on hat has released fashionable properties, heretofore concealed by unrumpled condition?</text:p>
      <text:p text:style-name="P2">1dapperblackshell: @NoNeed4PantsThx you are suggesting the damaged hat will look more dapper?</text:p>
      <text:p text:style-name="P2">NoNeed4PantsThx: @1dapperblackshell, it is a possibility.</text:p>
      <text:p text:style-name="P2">WANT_MORE_SOCKS: @1dapperblackshell oh what if @HATLIKER struts in public wearing new rumpled head object with pride</text:p>
      <text:p text:style-name="P2">WANT_MORE_SOCKS: @ALL what if @HATLIKER begins new fashion sensation?</text:p>
      <text:p text:style-name="P2">FineryFiend: @WANT_MORE_SOCKS what an exciting thing that would be.</text:p>
      <text:p text:style-name="P2">HATLIKER: @WANT_MORE_SOCKS I WANT TO BE POPULAR AND FAMOUS. BUT I DO NOT THINK I HAVE THE COURAGE.</text:p>
      <text:p text:style-name="P2">WANT_MORE_SOCKS: @HATLIKER what if you were to have company in <text:soft-page-break/>wearing a damaged hat</text:p>
      <text:p text:style-name="P2">NoNeed4PantsThx: @WANT_MORE_SOCKS, yes, maybe i will sit on my favorite hat as well.</text:p>
      <text:p text:style-name="P2">FineryFiend: @NoNeed4PantsThx yes, me too.</text:p>
      <text:p text:style-name="P2">1dapperblackshell: @FineryFiend let us all create rumpled head objects; wear proudly</text:p>
      <text:p text:style-name="P2">1dapperblackshell: @pipefan413 why not @pipefan413</text:p>
      <text:p text:style-name="P2">FineryFiend: @pipefan413 why not?</text:p>
      <text:p text:style-name="P2">NoNeed4PantsThx: @pipefan413, why not?</text:p>
      <text:p text:style-name="P2">WANT_MORE_SOCKS: @pipefan413 why not</text:p>
      <text:p text:style-name="P2">HATLIKER: @pipefan413 WHY NOT @pipefan413?</text:p>
      <text:p text:style-name="P2">ChuffedAboutDuds: @pipefan413 why not?</text:p>
      <text:p text:style-name="P2">The Dignitary: @HATLIKER: Incinerate the damaged hat immediately.</text:p>
      <text:p text:style-name="P2">The Dignitary: @HATLIKER: Do not ever wear such a thing in public.</text:p>
      <text:p text:style-name="P2">FineryFiend: !!!!!</text:p>
      <text:p text:style-name="P2">ChuffedAboutDuds: BURN THE HAT!</text:p>
      <text:p text:style-name="P2">NoNeed4PantsThx: BURN THE HAT!!!</text:p>
      <text:p text:style-name="P2">WANT_MORE_SOCKS: BURN IT!</text:p>
      <text:p text:style-name="P2">1dapperblackshell: BURN THE RUMPLED HAT!</text:p>
      <text:p text:style-name="P2">HATLIKER: I AM BURNING THE HAT!</text:p>
      <text:p text:style-name="P2">WANT_MORE_SOCKS: SITTING ON THE HAT WAS TERRIBLE!</text:p>
      <text:p text:style-name="P2">NoNeed4PantsThx: BURN ALL RUMPLED HATS!</text:p>
      <text:p text:style-name="P2">ChuffedAboutDuds: THEY AREN'T DAPPER AT ALL!!!!!</text:p>
      <text:p text:style-name="P2">1dapperblackshell: BURN THE MISTAKE WITH FIRE!</text:p>
      <text:p text:style-name="P2">_</text:p>
      <text:p text:style-name="P2">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5" meta:paragraph-count="111" meta:word-count="673" meta:character-count="4632"/>
    <meta:generator>OpenOffice/4.1.2$Win32 OpenOffice.org_project/412m3$Build-9782</meta:generator>
  </office:meta>
</office:document-meta>
</file>